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Configurations2/progres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statusbar/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progressba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statusbar/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51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6.094cm"/>
    </style:style>
    <style:style style:name="co5" style:family="table-column">
      <style:table-column-properties fo:break-before="auto" style:column-width="3.471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3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order-bottom="0.002cm solid #000000" fo:background-color="#e6e6ff" fo:border-left="0.002cm solid #000000" fo:border-right="none" fo:border-top="0.002cm solid #000000"/>
    </style:style>
    <style:style style:name="ce3" style:family="table-cell" style:parent-style-name="Default" style:data-style-name="N107">
      <style:table-cell-properties fo:background-color="#e6e6ff" fo:border="0.002cm solid #000000"/>
    </style:style>
    <style:style style:name="ce4" style:family="table-cell" style:parent-style-name="Default" style:data-style-name="N107">
      <style:table-cell-properties fo:border-bottom="none" fo:border-left="0.002cm solid #000000" fo:border-right="0.002cm solid #000000" fo:border-top="0.002cm solid #000000"/>
    </style:style>
    <style:style style:name="ce5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7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7">
      <style:table-cell-properties fo:border-bottom="none" fo:border-left="0.002cm solid #000000" fo:border-right="none" fo:border-top="0.002cm solid #000000"/>
    </style:style>
    <style:style style:name="ce8" style:family="table-cell" style:parent-style-name="Default" style:data-style-name="N107">
      <style:table-cell-properties fo:border-bottom="none" fo:border-left="0.002cm solid #000000" fo:border-right="none" fo:border-top="none"/>
    </style:style>
    <style:style style:name="ce9" style:family="table-cell" style:parent-style-name="Default" style:data-style-name="N107">
      <style:table-cell-properties fo:border-bottom="0.002cm solid #000000" fo:border-left="0.002cm solid #000000" fo:border-right="none" fo:border-top="none"/>
    </style:style>
    <style:style style:name="ce10" style:family="table-cell" style:parent-style-name="Default" style:data-style-name="N107">
      <style:table-cell-properties fo:border-bottom="none" fo:background-color="#e6e6ff" fo:border-left="0.002cm solid #000000" fo:border-right="0.002cm solid #000000" fo:border-top="0.002cm solid #000000"/>
    </style:style>
    <style:style style:name="ce11" style:family="table-cell" style:parent-style-name="Default" style:data-style-name="N107">
      <style:table-cell-properties fo:border-bottom="none" fo:background-color="#e6e6ff" fo:border-left="0.002cm solid #000000" fo:border-right="0.002cm solid #000000" fo:border-top="none"/>
    </style:style>
    <style:style style:name="ce12" style:family="table-cell" style:parent-style-name="Default" style:data-style-name="N107">
      <style:table-cell-properties fo:border-bottom="0.002cm solid #000000" fo:background-color="#e6e6ff" fo:border-left="0.002cm solid #000000" fo:border-right="0.002cm solid #000000" fo:border-top="none"/>
    </style:style>
    <style:style style:name="ce13" style:family="table-cell" style:parent-style-name="Default" style:data-style-name="N110">
      <style:table-cell-properties fo:background-color="#e6e6ff" fo:border="0.002cm solid #000000"/>
    </style:style>
    <style:style style:name="ce14" style:family="table-cell" style:parent-style-name="Default" style:data-style-name="N11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110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110"/>
    <style:style style:name="ce17" style:family="table-cell" style:parent-style-name="Default" style:data-style-name="N110">
      <style:table-cell-properties fo:border-bottom="0.002cm solid #000000" fo:background-color="#e6e6ff" fo:border-left="0.002cm solid #000000" fo:border-right="none" fo:border-top="0.002cm solid #000000"/>
    </style:style>
    <style:style style:name="ce18" style:family="table-cell" style:parent-style-name="Default" style:data-style-name="N110">
      <style:table-cell-properties fo:border-bottom="none" fo:border-left="0.002cm solid #000000" fo:border-right="0.002cm solid #000000" fo:border-top="0.002cm solid #000000"/>
    </style:style>
    <style:style style:name="ce19" style:family="table-cell" style:parent-style-name="Default" style:data-style-name="N110">
      <style:table-cell-properties fo:border-bottom="none" fo:border-left="0.002cm solid #000000" fo:border-right="none" fo:border-top="none"/>
    </style:style>
    <style:style style:name="ce20" style:family="table-cell" style:parent-style-name="Default" style:data-style-name="N110">
      <style:table-cell-properties fo:border-bottom="0.002cm solid #000000" fo:background-color="#e6e6ff" fo:border-left="none" fo:border-right="none" fo:border-top="0.002cm solid #000000"/>
    </style:style>
    <style:style style:name="ce21" style:family="table-cell" style:parent-style-name="Default" style:data-style-name="N110">
      <style:table-cell-properties fo:background-color="#e6e6ff" fo:border="0.002cm solid #000000"/>
      <style:text-properties style:font-name="Arial1"/>
    </style:style>
    <style:style style:name="ce22" style:family="table-cell" style:parent-style-name="Default" style:data-style-name="N107">
      <style:table-cell-properties fo:background-color="#e6e6ff" fo:border="0.002cm solid #000000"/>
      <style:text-properties style:font-name="Arial1"/>
    </style:style>
    <style:style style:name="ce23" style:family="table-cell" style:parent-style-name="Default" style:data-style-name="N107">
      <style:table-cell-properties fo:border-bottom="0.002cm solid #000000" fo:background-color="#e6e6ff" fo:border-left="none" fo:border-right="none" fo:border-top="0.002cm solid #000000"/>
    </style:style>
    <style:style style:name="ce24" style:family="table-cell" style:parent-style-name="Default" style:data-style-name="N110">
      <style:table-cell-properties fo:border-bottom="none" fo:border-left="none" fo:border-right="none" fo:border-top="0.002cm solid #000000"/>
    </style:style>
    <style:style style:name="ce25" style:family="table-cell" style:parent-style-name="Default" style:data-style-name="N110">
      <style:table-cell-properties fo:border-bottom="0.002cm solid #000000" fo:border-left="none" fo:border-right="none" fo:border-top="none"/>
    </style:style>
    <style:style style:name="ce26" style:family="table-cell" style:parent-style-name="Default" style:data-style-name="N107">
      <style:table-cell-properties fo:border-bottom="0.002cm solid #000000" fo:background-color="#e6e6ff" fo:border-left="none" fo:border-right="0.002cm solid #000000" fo:border-top="0.002cm solid #000000"/>
    </style:style>
    <style:style style:name="ce27" style:family="table-cell" style:parent-style-name="Default" style:data-style-name="N110">
      <style:table-cell-properties fo:border-bottom="0.002cm solid #000000" fo:background-color="#e6e6ff" fo:border-left="none" fo:border-right="0.002cm solid #000000" fo:border-top="0.002cm solid #000000"/>
    </style:style>
    <style:style style:name="ce28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29" style:family="table-cell" style:parent-style-name="Default" style:data-style-name="N110">
      <style:table-cell-properties fo:border-bottom="0.002cm solid #000000" fo:border-left="none" fo:border-right="0.002cm solid #000000" fo:border-top="none"/>
    </style:style>
    <style:style style:name="ce30" style:family="table-cell" style:parent-style-name="Default" style:data-style-name="N107">
      <style:text-properties style:font-name="F"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31" style:family="table-cell" style:parent-style-name="Default" style:data-style-name="N110">
      <style:table-cell-properties fo:background-color="#ffff99" fo:border="0.002cm solid #000000"/>
    </style:style>
    <style:style style:name="ce32" style:family="table-cell" style:parent-style-name="Default" style:data-style-name="N110">
      <style:table-cell-properties fo:border-bottom="none" fo:background-color="#ffff99" fo:border-left="0.002cm solid #000000" fo:border-right="0.002cm solid #000000" fo:border-top="0.002cm solid #000000"/>
    </style:style>
    <style:style style:name="ce33" style:family="table-cell" style:parent-style-name="Default" style:data-style-name="N110">
      <style:table-cell-properties fo:border-bottom="0.002cm solid #000000" fo:background-color="#ffff99" fo:border-left="0.002cm solid #000000" fo:border-right="0.002cm solid #000000" fo:border-top="none"/>
    </style:style>
    <style:style style:name="ce34" style:family="table-cell" style:parent-style-name="Default" style:data-style-name="N110">
      <style:table-cell-properties fo:background-color="#ffff99" fo:border="0.002cm solid #000000"/>
      <style:text-properties style:font-name="Arial1"/>
    </style:style>
    <style:style style:name="ce35" style:family="table-cell" style:parent-style-name="Default" style:data-style-name="N110">
      <style:table-cell-properties fo:border-bottom="0.002cm solid #000000" fo:background-color="#ffff99" fo:border-left="0.002cm solid #000000" fo:border-right="0.002cm solid #000000" fo:border-top="none"/>
      <style:text-properties style:font-name="Arial1"/>
    </style:style>
    <style:style style:name="ce36" style:family="table-cell" style:parent-style-name="Default" style:data-style-name="N110">
      <style:table-cell-properties fo:border-bottom="none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37" style:family="table-cell" style:parent-style-name="Default" style:data-style-name="N110">
      <style:table-cell-properties fo:border-bottom="0.002cm solid #000000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38" style:family="table-cell" style:parent-style-name="Default" style:data-style-name="N110">
      <style:text-properties style:font-name="F"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0" office:value-type="string">
            <text:p>x für G1 in cm</text:p>
          </table:table-cell>
          <table:table-cell table:style-name="ce4" office:value-type="float" office:value="51.6">
            <text:p>51,600</text:p>
          </table:table-cell>
          <table:table-cell table:number-columns-repeated="1021"/>
        </table:table-row>
        <table:table-row table:style-name="ro3">
          <table:table-cell/>
          <table:table-cell table:style-name="ce11" office:value-type="string">
            <text:p>x für G2 in cm</text:p>
          </table:table-cell>
          <table:table-cell table:style-name="ce5" office:value-type="float" office:value="82">
            <text:p>82,000</text:p>
          </table:table-cell>
          <table:table-cell table:number-columns-repeated="1021"/>
        </table:table-row>
        <table:table-row table:style-name="ro3">
          <table:table-cell/>
          <table:table-cell table:style-name="ce11" office:value-type="string">
            <text:p>Sx in cm</text:p>
          </table:table-cell>
          <table:table-cell table:style-name="ce5" office:value-type="float" office:value="0.5">
            <text:p>0,50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Sd in cm</text:p>
          </table:table-cell>
          <table:table-cell table:style-name="ce6" office:value-type="float" office:value="0.05">
            <text:p>0,050</text:p>
          </table:table-cell>
          <table:table-cell table:number-columns-repeated="1021"/>
        </table:table-row>
        <table:table-row table:style-name="ro4">
          <table:table-cell table:number-columns-repeated="4"/>
          <table:table-cell table:style-name="ce30"/>
          <table:table-cell table:number-columns-repeated="1019"/>
        </table:table-row>
        <table:table-row table:style-name="ro4">
          <table:table-cell/>
          <table:table-cell table:style-name="ce3" office:value-type="string">
            <text:p>Farbe</text:p>
          </table:table-cell>
          <table:table-cell table:style-name="ce22" office:value-type="string">
            <text:p><text:span text:style-name="T1">λ</text:span> / nm</text:p>
          </table:table-cell>
          <table:table-cell/>
          <table:table-cell table:style-name="ce30"/>
          <table:table-cell table:number-columns-repeated="1019"/>
        </table:table-row>
        <table:table-row table:style-name="ro4">
          <table:table-cell/>
          <table:table-cell table:style-name="ce5" office:value-type="string">
            <text:p>gelb</text:p>
          </table:table-cell>
          <table:table-cell table:style-name="ce5" office:value-type="float" office:value="579.1">
            <text:p>579,100</text:p>
          </table:table-cell>
          <table:table-cell table:number-columns-repeated="4"/>
          <table:table-cell table:style-name="ce30"/>
          <table:table-cell table:number-columns-repeated="1016"/>
        </table:table-row>
        <table:table-row table:style-name="ro3">
          <table:table-cell/>
          <table:table-cell table:style-name="ce5" office:value-type="string">
            <text:p>orange</text:p>
          </table:table-cell>
          <table:table-cell table:style-name="ce5" office:value-type="float" office:value="577">
            <text:p>577,000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grün</text:p>
          </table:table-cell>
          <table:table-cell table:style-name="ce5" office:value-type="float" office:value="546.1">
            <text:p>546,100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>
            <text:p>blau</text:p>
          </table:table-cell>
          <table:table-cell table:style-name="ce6" office:value-type="float" office:value="435.8">
            <text:p>435,8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" office:value-type="string">
            <text:p>Aufgabe 2</text:p>
            <draw:frame table:end-cell-address="Tabelle1.B16" table:end-x="2.459cm" table:end-y="0.45cm" draw:z-index="1" draw:style-name="gr1" svg:width="0.201cm" svg:height="0.466cm" svg:x="2.258cm" svg:y="0.58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3" office:value-type="string">
            <text:p>Gitter G1</text:p>
          </table:table-cell>
          <table:table-cell table:style-name="ce26"/>
          <table:table-cell table:number-columns-repeated="1020"/>
        </table:table-row>
        <table:table-row table:style-name="ro6">
          <table:table-cell/>
          <table:table-cell table:style-name="ce13" office:value-type="string">
            <text:p>Farbe</text:p>
          </table:table-cell>
          <table:table-cell table:style-name="ce13" office:value-type="string">
            <text:p>d1/cm</text:p>
          </table:table-cell>
          <table:table-cell table:style-name="ce27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1" office:value-type="string">
            <text:p>S2d / cm</text:p>
          </table:table-cell>
          <table:table-cell table:style-name="ce34" office:value-type="string">
            <text:p><text:span text:style-name="T1">α</text:span> = Atan(2d/x)</text:p>
            <draw:frame table:end-cell-address="Tabelle1.H16" table:end-x="5.552cm" table:end-y="3.021cm" draw:z-index="3" draw:style-name="gr1" svg:width="5.633cm" svg:height="1.864cm" svg:x="2.506cm" svg:y="1.157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31"/>
          <table:table-cell table:style-name="ce31" office:value-type="string">
            <text:p>sin(<text:span text:style-name="T1">α)</text:span></text:p>
          </table:table-cell>
          <table:table-cell table:style-name="ce31">
            <draw:frame table:end-cell-address="Tabelle1.J16" table:end-x="3.331cm" table:end-y="3.145cm" draw:z-index="4" draw:style-name="gr1" svg:width="3.192cm" svg:height="0.539cm" svg:x="0.139cm" svg:y="2.606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gelb</text:p>
          </table:table-cell>
          <table:table-cell table:style-name="ce14" office:value-type="float" office:value="28.5">
            <text:p>28,500</text:p>
          </table:table-cell>
          <table:table-cell table:style-name="ce28" office:value-type="float" office:value="28.5">
            <text:p>28,500</text:p>
          </table:table-cell>
          <table:table-cell table:style-name="ce14" table:formula="of:=([.C17]+[.D17])/2" office:value-type="float" office:value="28.5">
            <text:p>28,500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17]/[.$C$4])" office:value-type="float" office:value="0.504626932558979">
            <text:p>0,505</text:p>
          </table:table-cell>
          <table:table-cell table:style-name="ce14" table:formula="of:=SQRT([.F17]^2/([.$C$4]^2)+[.$C$6]^2*[.F17]^2/[.$C$4]^4)" office:value-type="float" office:value="0.00137042631232695">
            <text:p>0,001</text:p>
          </table:table-cell>
          <table:table-cell table:style-name="ce14" table:formula="of:=SIN([.G17])" office:value-type="float" office:value="0.483480907561919">
            <text:p>0,483</text:p>
          </table:table-cell>
          <table:table-cell table:style-name="ce14" table:formula="of:=[.H17]*COS([.G17])" office:value-type="float" office:value="0.00119960939624902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orange</text:p>
          </table:table-cell>
          <table:table-cell table:style-name="ce14" office:value-type="float" office:value="28.4">
            <text:p>28,400</text:p>
          </table:table-cell>
          <table:table-cell table:style-name="ce28" office:value-type="float" office:value="28.35">
            <text:p>28,350</text:p>
          </table:table-cell>
          <table:table-cell table:style-name="ce14" table:formula="of:=([.C18]+[.D18])/2" office:value-type="float" office:value="28.375">
            <text:p>28,375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18]/[.$C$4])" office:value-type="float" office:value="0.502768813085536">
            <text:p>0,503</text:p>
          </table:table-cell>
          <table:table-cell table:style-name="ce14" table:formula="of:=SQRT([.F18]^2/([.$C$4]^2)+[.$C$6]^2*[.F18]^2/[.$C$4]^4)" office:value-type="float" office:value="0.00137042631232695">
            <text:p>0,001</text:p>
          </table:table-cell>
          <table:table-cell table:style-name="ce14" table:formula="of:=SIN([.G18])" office:value-type="float" office:value="0.48185355986548">
            <text:p>0,482</text:p>
          </table:table-cell>
          <table:table-cell table:style-name="ce14" table:formula="of:=[.H18]*COS([.G18])" office:value-type="float" office:value="0.00120083846808134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grün</text:p>
          </table:table-cell>
          <table:table-cell table:style-name="ce14" office:value-type="float" office:value="26.55">
            <text:p>26,550</text:p>
          </table:table-cell>
          <table:table-cell table:style-name="ce28" office:value-type="float" office:value="26.5">
            <text:p>26,500</text:p>
          </table:table-cell>
          <table:table-cell table:style-name="ce14" table:formula="of:=([.C19]+[.D19])/2" office:value-type="float" office:value="26.525">
            <text:p>26,525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19]/[.$C$4])" office:value-type="float" office:value="0.474824634390262">
            <text:p>0,475</text:p>
          </table:table-cell>
          <table:table-cell table:style-name="ce14" table:formula="of:=SQRT([.F19]^2/([.$C$4]^2)+[.$C$6]^2*[.F19]^2/[.$C$4]^4)" office:value-type="float" office:value="0.00137042631232695">
            <text:p>0,001</text:p>
          </table:table-cell>
          <table:table-cell table:style-name="ce14" table:formula="of:=SIN([.G19])" office:value-type="float" office:value="0.457182488787105">
            <text:p>0,457</text:p>
          </table:table-cell>
          <table:table-cell table:style-name="ce14" table:formula="of:=[.H19]*COS([.G19])" office:value-type="float" office:value="0.00121882003649081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5" office:value-type="string">
            <text:p>blau</text:p>
          </table:table-cell>
          <table:table-cell table:style-name="ce15" office:value-type="float" office:value="20.75">
            <text:p>20,750</text:p>
          </table:table-cell>
          <table:table-cell table:style-name="ce29" office:value-type="float" office:value="20.95">
            <text:p>20,950</text:p>
          </table:table-cell>
          <table:table-cell table:style-name="ce14" table:formula="of:=([.C20]+[.D20])/2" office:value-type="float" office:value="20.85">
            <text:p>20,850</text:p>
          </table:table-cell>
          <table:table-cell table:style-name="ce15" table:formula="of:=[.$C$7]*SQRT(2)" office:value-type="float" office:value="0.0707106781186548">
            <text:p>0,071</text:p>
          </table:table-cell>
          <table:table-cell table:style-name="ce15" table:formula="of:=ATAN([.E20]/[.$C$4])" office:value-type="float" office:value="0.384009866281346">
            <text:p>0,384</text:p>
          </table:table-cell>
          <table:table-cell table:style-name="ce15" table:formula="of:=SQRT([.F20]^2/([.$C$4]^2)+[.$C$6]^2*[.F20]^2/[.$C$4]^4)" office:value-type="float" office:value="0.00137042631232695">
            <text:p>0,001</text:p>
          </table:table-cell>
          <table:table-cell table:style-name="ce15" table:formula="of:=SIN([.G20])" office:value-type="float" office:value="0.374641298426395">
            <text:p>0,375</text:p>
          </table:table-cell>
          <table:table-cell table:style-name="ce15" table:formula="of:=[.H20]*COS([.G20])" office:value-type="float" office:value="0.00127061793387385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6" table:number-columns-repeated="8"/>
          <table:table-cell table:style-name="ce16">
            <draw:frame table:end-cell-address="Tabelle1.J23" table:end-x="3.243cm" table:end-y="0.054cm" draw:z-index="5" draw:style-name="gr1" svg:width="3.192cm" svg:height="0.539cm" svg:x="0.051cm" svg:y="0.414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7" office:value-type="string">
            <text:p>Aufgabe 2</text:p>
          </table:table-cell>
          <table:table-cell table:style-name="ce20" office:value-type="string">
            <text:p>Gitter G2</text:p>
          </table:table-cell>
          <table:table-cell table:style-name="ce27"/>
          <table:table-cell table:style-name="ce32" table:number-columns-repeated="6"/>
          <table:table-cell table:style-name="ce16"/>
          <table:table-cell table:number-columns-repeated="1013"/>
        </table:table-row>
        <table:table-row table:style-name="ro3">
          <table:table-cell/>
          <table:table-cell table:style-name="ce13" office:value-type="string">
            <text:p>Farbe</text:p>
          </table:table-cell>
          <table:table-cell table:style-name="ce13" office:value-type="string">
            <text:p>d1/cm</text:p>
          </table:table-cell>
          <table:table-cell table:style-name="ce13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3"/>
          <table:table-cell table:style-name="ce35" office:value-type="string">
            <text:p>α</text:p>
          </table:table-cell>
          <table:table-cell table:style-name="ce33" office:value-type="string">
            <text:p>Sα</text:p>
          </table:table-cell>
          <table:table-cell table:style-name="ce31" office:value-type="string">
            <text:p>sin(<text:span text:style-name="T1">α)</text:span></text:p>
          </table:table-cell>
          <table:table-cell table:style-name="ce33"/>
          <table:table-cell table:style-name="ce16"/>
          <table:table-cell table:number-columns-repeated="1013"/>
        </table:table-row>
        <table:table-row table:style-name="ro3">
          <table:table-cell/>
          <table:table-cell table:style-name="ce18" office:value-type="string">
            <text:p>gelb</text:p>
            <draw:frame table:end-cell-address="Tabelle1.B25" table:end-x="2.459cm" table:end-y="0.108cm" draw:z-index="0" draw:style-name="gr1" svg:width="0.201cm" svg:height="0.457cm" svg:x="2.258cm" svg:y="0.10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8" office:value-type="float" office:value="6.65">
            <text:p>6,650</text:p>
          </table:table-cell>
          <table:table-cell table:style-name="ce18" office:value-type="float" office:value="6.55">
            <text:p>6,550</text:p>
          </table:table-cell>
          <table:table-cell table:style-name="ce14" table:formula="of:=([.C24]+[.D24])/2" office:value-type="float" office:value="6.6">
            <text:p>6,600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36" table:formula="of:=ATAN([.E24]/[.$C$5])" office:value-type="float" office:value="0.0803146696603247">
            <text:p>0,080</text:p>
          </table:table-cell>
          <table:table-cell table:style-name="ce14" table:formula="of:=SQRT([.F24]^2/([.$C$5]^2)+[.$C$6]^2*[.F24]^2/[.$C$5]^4)" office:value-type="float" office:value="0.000862341373497271">
            <text:p>0,001</text:p>
          </table:table-cell>
          <table:table-cell table:style-name="ce14" table:formula="of:=SIN([.G24])" office:value-type="float" office:value="0.0802283532618733">
            <text:p>0,080</text:p>
          </table:table-cell>
          <table:table-cell table:style-name="ce14" table:formula="of:=[.H24]*COS([.G24])" office:value-type="float" office:value="0.000859561624895755">
            <text:p>0,001</text:p>
          </table:table-cell>
          <table:table-cell table:style-name="ce16"/>
          <table:table-cell table:number-columns-repeated="1013"/>
        </table:table-row>
        <table:table-row table:style-name="ro4">
          <table:table-cell/>
          <table:table-cell table:style-name="ce19" office:value-type="string">
            <text:p>orange</text:p>
          </table:table-cell>
          <table:table-cell table:style-name="ce14" office:value-type="float" office:value="6.65">
            <text:p>6,650</text:p>
          </table:table-cell>
          <table:table-cell table:style-name="ce14" office:value-type="float" office:value="6.55">
            <text:p>6,550</text:p>
          </table:table-cell>
          <table:table-cell table:style-name="ce14" table:formula="of:=([.C25]+[.D25])/2" office:value-type="float" office:value="6.6">
            <text:p>6,600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36" table:formula="of:=ATAN([.E25]/[.$C$5])" office:value-type="float" office:value="0.0803146696603247">
            <text:p>0,080</text:p>
          </table:table-cell>
          <table:table-cell table:style-name="ce14" table:formula="of:=SQRT([.F25]^2/([.$C$5]^2)+[.$C$6]^2*[.F25]^2/[.$C$5]^4)" office:value-type="float" office:value="0.000862341373497271">
            <text:p>0,001</text:p>
          </table:table-cell>
          <table:table-cell table:style-name="ce14" table:formula="of:=SIN([.G25])" office:value-type="float" office:value="0.0802283532618733">
            <text:p>0,080</text:p>
          </table:table-cell>
          <table:table-cell table:style-name="ce14" table:formula="of:=[.H25]*COS([.G25])" office:value-type="float" office:value="0.000859561624895755">
            <text:p>0,001</text:p>
          </table:table-cell>
          <table:table-cell table:style-name="ce38"/>
          <table:table-cell table:number-columns-repeated="1013"/>
        </table:table-row>
        <table:table-row table:style-name="ro3">
          <table:table-cell/>
          <table:table-cell table:style-name="ce14" office:value-type="string">
            <text:p>grün</text:p>
          </table:table-cell>
          <table:table-cell table:style-name="ce14" office:value-type="float" office:value="6.3">
            <text:p>6,300</text:p>
          </table:table-cell>
          <table:table-cell table:style-name="ce14" office:value-type="float" office:value="6.15">
            <text:p>6,150</text:p>
          </table:table-cell>
          <table:table-cell table:style-name="ce14" table:formula="of:=([.C26]+[.D26])/2" office:value-type="float" office:value="6.225">
            <text:p>6,225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36" table:formula="of:=ATAN([.E26]/[.$C$5])" office:value-type="float" office:value="0.0757693035295093">
            <text:p>0,076</text:p>
          </table:table-cell>
          <table:table-cell table:style-name="ce14" table:formula="of:=SQRT([.F26]^2/([.$C$5]^2)+[.$C$6]^2*[.F26]^2/[.$C$5]^4)" office:value-type="float" office:value="0.000862341373497271">
            <text:p>0,001</text:p>
          </table:table-cell>
          <table:table-cell table:style-name="ce14" table:formula="of:=SIN([.G26])" office:value-type="float" office:value="0.0756968259016887">
            <text:p>0,076</text:p>
          </table:table-cell>
          <table:table-cell table:style-name="ce14" table:formula="of:=[.H26]*COS([.G26])" office:value-type="float" office:value="0.000859867212053104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5" office:value-type="string">
            <text:p>blau</text:p>
          </table:table-cell>
          <table:table-cell table:style-name="ce15" office:value-type="float" office:value="5.05">
            <text:p>5,050</text:p>
          </table:table-cell>
          <table:table-cell table:style-name="ce15" office:value-type="float" office:value="4.9">
            <text:p>4,900</text:p>
          </table:table-cell>
          <table:table-cell table:style-name="ce14" table:formula="of:=([.C27]+[.D27])/2" office:value-type="float" office:value="4.975">
            <text:p>4,975</text:p>
          </table:table-cell>
          <table:table-cell table:style-name="ce15" table:formula="of:=[.$C$7]*SQRT(2)" office:value-type="float" office:value="0.0707106781186548">
            <text:p>0,071</text:p>
          </table:table-cell>
          <table:table-cell table:style-name="ce37" table:formula="of:=ATAN([.E27]/[.$C$5])" office:value-type="float" office:value="0.0605964539579048">
            <text:p>0,061</text:p>
          </table:table-cell>
          <table:table-cell table:style-name="ce15" table:formula="of:=SQRT([.F27]^2/([.$C$5]^2)+[.$C$6]^2*[.F27]^2/[.$C$5]^4)" office:value-type="float" office:value="0.000862341373497271">
            <text:p>0,001</text:p>
          </table:table-cell>
          <table:table-cell table:style-name="ce15" table:formula="of:=SIN([.G27])" office:value-type="float" office:value="0.0605593764406529">
            <text:p>0,061</text:p>
          </table:table-cell>
          <table:table-cell table:style-name="ce15" table:formula="of:=[.H27]*COS([.G27])" office:value-type="float" office:value="0.000860758629216808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6" table:number-columns-repeated="8"/>
          <table:table-cell table:style-name="ce16">
            <draw:frame table:end-cell-address="Tabelle1.J30" table:end-x="3.243cm" table:end-y="0.063cm" draw:z-index="6" draw:style-name="gr1" svg:width="3.192cm" svg:height="0.539cm" svg:x="0.051cm" svg:y="0.424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 table:style-name="ce2" office:value-type="string">
            <text:p>Aufgabe 3</text:p>
          </table:table-cell>
          <table:table-cell table:style-name="ce20" office:value-type="string">
            <text:p>Gitter G2</text:p>
          </table:table-cell>
          <table:table-cell table:style-name="ce20"/>
          <table:table-cell table:style-name="ce27"/>
          <table:table-cell table:style-name="ce32" table:number-columns-repeated="4"/>
          <table:table-cell table:style-name="ce31" office:value-type="string">
            <text:p>sin(<text:span text:style-name="T1">α)</text:span></text:p>
          </table:table-cell>
          <table:table-cell table:style-name="ce32" table:number-columns-repeated="2"/>
          <table:table-cell table:number-columns-repeated="1013"/>
        </table:table-row>
        <table:table-row table:style-name="ro3">
          <table:table-cell table:style-name="ce3" office:value-type="string">
            <text:p>Farbe</text:p>
          </table:table-cell>
          <table:table-cell table:style-name="ce21" office:value-type="string">
            <text:p>k</text:p>
          </table:table-cell>
          <table:table-cell table:style-name="ce13" office:value-type="string">
            <text:p>d1/cm</text:p>
          </table:table-cell>
          <table:table-cell table:style-name="ce13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3"/>
          <table:table-cell table:style-name="ce35" office:value-type="string">
            <text:p>α</text:p>
          </table:table-cell>
          <table:table-cell table:style-name="ce33" office:value-type="string">
            <text:p>Sα</text:p>
          </table:table-cell>
          <table:table-cell table:style-name="ce33" table:number-columns-repeated="2"/>
          <table:table-cell table:style-name="ce35" office:value-type="string">
            <text:p><text:span text:style-name="T1">k*λ in nm</text:span>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blau</text:p>
          </table:table-cell>
          <table:table-cell table:style-name="ce18" office:value-type="float" office:value="1">
            <text:p>1,000</text:p>
          </table:table-cell>
          <table:table-cell table:style-name="ce18" office:value-type="float" office:value="5.05">
            <text:p>5,050</text:p>
          </table:table-cell>
          <table:table-cell table:style-name="ce18" office:value-type="float" office:value="4.9">
            <text:p>4,900</text:p>
          </table:table-cell>
          <table:table-cell table:style-name="ce18" table:formula="of:=([.C31]+[.D31])/2" office:value-type="float" office:value="4.975">
            <text:p>4,975</text:p>
          </table:table-cell>
          <table:table-cell table:style-name="ce18" table:formula="of:=[.$C$7]*SQRT(2)" office:value-type="float" office:value="0.0707106781186548">
            <text:p>0,071</text:p>
          </table:table-cell>
          <table:table-cell table:style-name="ce18" table:formula="of:=ATAN([.E31]/[.$C$5])" office:value-type="float" office:value="0.0605964539579048">
            <text:p>0,061</text:p>
          </table:table-cell>
          <table:table-cell table:style-name="ce18" table:formula="of:=SQRT([.F31]^2/([.$C$5]^2)+[.$C$6]^2*[.F31]^2/[.$C$5]^4)" office:value-type="float" office:value="0.000862341373497271">
            <text:p>0,001</text:p>
          </table:table-cell>
          <table:table-cell table:style-name="ce18" table:formula="of:=SIN([.G31])" office:value-type="float" office:value="0.0605593764406529">
            <text:p>0,061</text:p>
          </table:table-cell>
          <table:table-cell table:style-name="ce18" table:formula="of:=[.H31]*COS([.G31])" office:value-type="float" office:value="0.000860758629216808">
            <text:p>0,001</text:p>
          </table:table-cell>
          <table:table-cell table:style-name="ce18" table:formula="of:=[.$C$13]*[.B31]" office:value-type="float" office:value="435.8">
            <text:p>435,800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4" office:value-type="float" office:value="2">
            <text:p>2,000</text:p>
          </table:table-cell>
          <table:table-cell table:style-name="ce14" office:value-type="float" office:value="10.05">
            <text:p>10,050</text:p>
          </table:table-cell>
          <table:table-cell table:style-name="ce14" office:value-type="float" office:value="9.95">
            <text:p>9,950</text:p>
          </table:table-cell>
          <table:table-cell table:style-name="ce18" table:formula="of:=([.C32]+[.D32])/2" office:value-type="float" office:value="10">
            <text:p>10,000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32]/[.$C$5])" office:value-type="float" office:value="0.121352000570764">
            <text:p>0,121</text:p>
          </table:table-cell>
          <table:table-cell table:style-name="ce14" table:formula="of:=SQRT([.F32]^2/([.$C$5]^2)+[.$C$6]^2*[.F32]^2/[.$C$5]^4)" office:value-type="float" office:value="0.000862341373497271">
            <text:p>0,001</text:p>
          </table:table-cell>
          <table:table-cell table:style-name="ce14" table:formula="of:=SIN([.G32])" office:value-type="float" office:value="0.12105437531104">
            <text:p>0,121</text:p>
          </table:table-cell>
          <table:table-cell table:style-name="ce14" table:formula="of:=[.H32]*COS([.G32])" office:value-type="float" office:value="0.000855999609443325">
            <text:p>0,001</text:p>
          </table:table-cell>
          <table:table-cell table:style-name="ce14" table:formula="of:=[.$C$13]*[.B32]" office:value-type="float" office:value="871.6">
            <text:p>871,600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4" office:value-type="float" office:value="3">
            <text:p>3,000</text:p>
          </table:table-cell>
          <table:table-cell table:style-name="ce14" office:value-type="float" office:value="15.2">
            <text:p>15,200</text:p>
          </table:table-cell>
          <table:table-cell table:style-name="ce14" office:value-type="float" office:value="15.05">
            <text:p>15,050</text:p>
          </table:table-cell>
          <table:table-cell table:style-name="ce18" table:formula="of:=([.C33]+[.D33])/2" office:value-type="float" office:value="15.125">
            <text:p>15,125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33]/[.$C$5])" office:value-type="float" office:value="0.182401094173699">
            <text:p>0,182</text:p>
          </table:table-cell>
          <table:table-cell table:style-name="ce14" table:formula="of:=SQRT([.F33]^2/([.$C$5]^2)+[.$C$6]^2*[.F33]^2/[.$C$5]^4)" office:value-type="float" office:value="0.000862341373497271">
            <text:p>0,001</text:p>
          </table:table-cell>
          <table:table-cell table:style-name="ce14" table:formula="of:=SIN([.G33])" office:value-type="float" office:value="0.181391356439366">
            <text:p>0,181</text:p>
          </table:table-cell>
          <table:table-cell table:style-name="ce14" table:formula="of:=[.H33]*COS([.G33])" office:value-type="float" office:value="0.000848035984072821">
            <text:p>0,001</text:p>
          </table:table-cell>
          <table:table-cell table:style-name="ce14" table:formula="of:=[.$C$13]*[.B33]" office:value-type="float" office:value="1307.4">
            <text:p>1307,400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5" office:value-type="float" office:value="4">
            <text:p>4,000</text:p>
          </table:table-cell>
          <table:table-cell table:style-name="ce15" office:value-type="float" office:value="26">
            <text:p>26,000</text:p>
          </table:table-cell>
          <table:table-cell table:style-name="ce15" office:value-type="float" office:value="25.9">
            <text:p>25,900</text:p>
          </table:table-cell>
          <table:table-cell table:style-name="ce18" table:formula="of:=([.C34]+[.D34])/2" office:value-type="float" office:value="25.95">
            <text:p>25,950</text:p>
          </table:table-cell>
          <table:table-cell table:style-name="ce15" table:formula="of:=[.$C$7]*SQRT(2)" office:value-type="float" office:value="0.0707106781186548">
            <text:p>0,071</text:p>
          </table:table-cell>
          <table:table-cell table:style-name="ce15" table:formula="of:=ATAN([.E34]/[.$C$5])" office:value-type="float" office:value="0.306491580670538">
            <text:p>0,306</text:p>
          </table:table-cell>
          <table:table-cell table:style-name="ce15" table:formula="of:=SQRT([.F34]^2/([.$C$5]^2)+[.$C$6]^2*[.F34]^2/[.$C$5]^4)" office:value-type="float" office:value="0.000862341373497271">
            <text:p>0,001</text:p>
          </table:table-cell>
          <table:table-cell table:style-name="ce15" table:formula="of:=SIN([.G34])" office:value-type="float" office:value="0.301715580310805">
            <text:p>0,302</text:p>
          </table:table-cell>
          <table:table-cell table:style-name="ce15" table:formula="of:=[.H34]*COS([.G34])" office:value-type="float" office:value="0.000822154523711799">
            <text:p>0,001</text:p>
          </table:table-cell>
          <table:table-cell table:style-name="ce15" table:formula="of:=[.$C$13]*[.B34]" office:value-type="float" office:value="1743.2">
            <text:p>1743,200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grün</text:p>
          </table:table-cell>
          <table:table-cell table:style-name="ce18" office:value-type="float" office:value="1">
            <text:p>1,000</text:p>
          </table:table-cell>
          <table:table-cell table:style-name="ce24" office:value-type="float" office:value="6.3">
            <text:p>6,300</text:p>
          </table:table-cell>
          <table:table-cell table:style-name="ce18" office:value-type="float" office:value="6.15">
            <text:p>6,150</text:p>
          </table:table-cell>
          <table:table-cell table:style-name="ce18" table:formula="of:=([.C35]+[.D35])/2" office:value-type="float" office:value="6.225">
            <text:p>6,225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35]/[.$C$5])" office:value-type="float" office:value="0.0757693035295093">
            <text:p>0,076</text:p>
          </table:table-cell>
          <table:table-cell table:style-name="ce14" table:formula="of:=SQRT([.F35]^2/([.$C$5]^2)+[.$C$6]^2*[.F35]^2/[.$C$5]^4)" office:value-type="float" office:value="0.000862341373497271">
            <text:p>0,001</text:p>
          </table:table-cell>
          <table:table-cell table:style-name="ce14" table:formula="of:=SIN([.G35])" office:value-type="float" office:value="0.0756968259016887">
            <text:p>0,076</text:p>
          </table:table-cell>
          <table:table-cell table:style-name="ce14" table:formula="of:=[.H35]*COS([.G35])" office:value-type="float" office:value="0.000859867212053104">
            <text:p>0,001</text:p>
          </table:table-cell>
          <table:table-cell table:style-name="ce18" table:formula="of:=[.$C$12]*[.B35]" office:value-type="float" office:value="546.1">
            <text:p>546,100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4" office:value-type="float" office:value="2">
            <text:p>2,000</text:p>
          </table:table-cell>
          <table:table-cell table:style-name="ce16" office:value-type="float" office:value="12.65">
            <text:p>12,650</text:p>
          </table:table-cell>
          <table:table-cell table:style-name="ce14" office:value-type="float" office:value="12.5">
            <text:p>12,500</text:p>
          </table:table-cell>
          <table:table-cell table:style-name="ce18" table:formula="of:=([.C36]+[.D36])/2" office:value-type="float" office:value="12.575">
            <text:p>12,575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36]/[.$C$5])" office:value-type="float" office:value="0.152168184684971">
            <text:p>0,152</text:p>
          </table:table-cell>
          <table:table-cell table:style-name="ce14" table:formula="of:=SQRT([.F36]^2/([.$C$5]^2)+[.$C$6]^2*[.F36]^2/[.$C$5]^4)" office:value-type="float" office:value="0.000862341373497271">
            <text:p>0,001</text:p>
          </table:table-cell>
          <table:table-cell table:style-name="ce14" table:formula="of:=SIN([.G36])" office:value-type="float" office:value="0.151581617845969">
            <text:p>0,152</text:p>
          </table:table-cell>
          <table:table-cell table:style-name="ce14" table:formula="of:=[.H36]*COS([.G36])" office:value-type="float" office:value="0.000852376798686198">
            <text:p>0,001</text:p>
          </table:table-cell>
          <table:table-cell table:style-name="ce14" table:formula="of:=[.$C$12]*[.B36]" office:value-type="float" office:value="1092.2">
            <text:p>1092,20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5" office:value-type="float" office:value="3">
            <text:p>3,000</text:p>
          </table:table-cell>
          <table:table-cell table:style-name="ce25" office:value-type="float" office:value="19.15">
            <text:p>19,150</text:p>
          </table:table-cell>
          <table:table-cell table:style-name="ce15" office:value-type="float" office:value="19.05">
            <text:p>19,050</text:p>
          </table:table-cell>
          <table:table-cell table:style-name="ce18" table:formula="of:=([.C37]+[.D37])/2" office:value-type="float" office:value="19.1">
            <text:p>19,100</text:p>
          </table:table-cell>
          <table:table-cell table:style-name="ce15" table:formula="of:=[.$C$7]*SQRT(2)" office:value-type="float" office:value="0.0707106781186548">
            <text:p>0,071</text:p>
          </table:table-cell>
          <table:table-cell table:style-name="ce15" table:formula="of:=ATAN([.E37]/[.$C$5])" office:value-type="float" office:value="0.228846383695143">
            <text:p>0,229</text:p>
          </table:table-cell>
          <table:table-cell table:style-name="ce15" table:formula="of:=SQRT([.F37]^2/([.$C$5]^2)+[.$C$6]^2*[.F37]^2/[.$C$5]^4)" office:value-type="float" office:value="0.000862341373497271">
            <text:p>0,001</text:p>
          </table:table-cell>
          <table:table-cell table:style-name="ce15" table:formula="of:=SIN([.G37])" office:value-type="float" office:value="0.226854134655846">
            <text:p>0,227</text:p>
          </table:table-cell>
          <table:table-cell table:style-name="ce15" table:formula="of:=[.H37]*COS([.G37])" office:value-type="float" office:value="0.000839859052206171">
            <text:p>0,001</text:p>
          </table:table-cell>
          <table:table-cell table:style-name="ce15" table:formula="of:=[.$C$12]*[.B37]" office:value-type="float" office:value="1638.3">
            <text:p>1638,300</text:p>
          </table:table-cell>
          <table:table-cell table:number-columns-repeated="1013"/>
        </table:table-row>
        <table:table-row table:style-name="ro3">
          <table:table-cell/>
          <table:table-cell table:style-name="ce16" table:number-columns-repeated="8"/>
          <table:table-cell table:style-name="ce16">
            <draw:frame table:end-cell-address="Tabelle1.J40" table:end-x="3.243cm" table:end-y="0.084cm" draw:z-index="7" draw:style-name="gr1" svg:width="3.192cm" svg:height="0.539cm" svg:x="0.051cm" svg:y="0.444cm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7" office:value-type="string">
            <text:p>Aufgabe 4</text:p>
          </table:table-cell>
          <table:table-cell table:style-name="ce20" office:value-type="string">
            <text:p>Gitter G1</text:p>
          </table:table-cell>
          <table:table-cell table:style-name="ce27"/>
          <table:table-cell table:style-name="ce32" table:number-columns-repeated="4"/>
          <table:table-cell table:style-name="ce31" office:value-type="string">
            <text:p>sin(<text:span text:style-name="T1">α)</text:span></text:p>
          </table:table-cell>
          <table:table-cell table:style-name="ce32"/>
          <table:table-cell table:style-name="ce16"/>
          <table:table-cell table:number-columns-repeated="1013"/>
        </table:table-row>
        <table:table-row table:style-name="ro3">
          <table:table-cell/>
          <table:table-cell table:style-name="ce13" office:value-type="string">
            <text:p>Farbe</text:p>
          </table:table-cell>
          <table:table-cell table:style-name="ce13" office:value-type="string">
            <text:p>d1/cm</text:p>
          </table:table-cell>
          <table:table-cell table:style-name="ce13" office:value-type="string">
            <text:p>d2/cm</text:p>
          </table:table-cell>
          <table:table-cell table:style-name="ce31" office:value-type="string">
            <text:p>d / cm</text:p>
          </table:table-cell>
          <table:table-cell table:style-name="ce33"/>
          <table:table-cell table:style-name="ce35" office:value-type="string">
            <text:p>α</text:p>
          </table:table-cell>
          <table:table-cell table:style-name="ce33" office:value-type="string">
            <text:p>Sα</text:p>
          </table:table-cell>
          <table:table-cell table:style-name="ce33" table:number-columns-repeated="2"/>
          <table:table-cell table:style-name="ce16"/>
          <table:table-cell table:number-columns-repeated="1013"/>
        </table:table-row>
        <table:table-row table:style-name="ro3">
          <table:table-cell/>
          <table:table-cell table:style-name="ce18" office:value-type="string">
            <text:p>Unbekannt 1</text:p>
            <draw:frame table:end-cell-address="Tabelle1.B42" table:end-x="2.459cm" table:end-y="0.108cm" draw:z-index="2" draw:style-name="gr1" svg:width="0.201cm" svg:height="0.457cm" svg:x="2.258cm" svg:y="0.101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8" office:value-type="float" office:value="18.75">
            <text:p>18,750</text:p>
          </table:table-cell>
          <table:table-cell table:style-name="ce18" office:value-type="float" office:value="18.7">
            <text:p>18,700</text:p>
          </table:table-cell>
          <table:table-cell table:style-name="ce14" table:formula="of:=[.C41]+[.D41]" office:value-type="float" office:value="37.45">
            <text:p>37,450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41]/[.$C$4])" office:value-type="float" office:value="0.627816120677662">
            <text:p>0,628</text:p>
          </table:table-cell>
          <table:table-cell table:style-name="ce14" table:formula="of:=SQRT([.F41]^2/([.$C$4]^2)+[.$C$6]^2*[.F41]^2/[.$C$4]^4)" office:value-type="float" office:value="0.00137042631232695">
            <text:p>0,001</text:p>
          </table:table-cell>
          <table:table-cell table:style-name="ce14" table:formula="of:=SIN([.G41])" office:value-type="float" office:value="0.587378719865673">
            <text:p>0,587</text:p>
          </table:table-cell>
          <table:table-cell table:style-name="ce14" table:formula="of:=[.H41]*COS([.G41])" office:value-type="float" office:value="0.00110910273578236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9" office:value-type="string">
            <text:p>Unbekannt 2</text:p>
          </table:table-cell>
          <table:table-cell table:style-name="ce14" office:value-type="float" office:value="23.4">
            <text:p>23,400</text:p>
          </table:table-cell>
          <table:table-cell table:style-name="ce14" office:value-type="float" office:value="23.35">
            <text:p>23,350</text:p>
          </table:table-cell>
          <table:table-cell table:style-name="ce14" table:formula="of:=[.C42]+[.D42]" office:value-type="float" office:value="46.75">
            <text:p>46,750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42]/[.$C$4])" office:value-type="float" office:value="0.73612440382383">
            <text:p>0,736</text:p>
          </table:table-cell>
          <table:table-cell table:style-name="ce14" table:formula="of:=SQRT([.F42]^2/([.$C$4]^2)+[.$C$6]^2*[.F42]^2/[.$C$4]^4)" office:value-type="float" office:value="0.00137042631232695">
            <text:p>0,001</text:p>
          </table:table-cell>
          <table:table-cell table:style-name="ce14" table:formula="of:=SIN([.G42])" office:value-type="float" office:value="0.671420848891656">
            <text:p>0,671</text:p>
          </table:table-cell>
          <table:table-cell table:style-name="ce14" table:formula="of:=[.H42]*COS([.G42])" office:value-type="float" office:value="0.00101559042513469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4" office:value-type="string">
            <text:p>Unbekannt 3</text:p>
          </table:table-cell>
          <table:table-cell table:style-name="ce14" office:value-type="float" office:value="23.65">
            <text:p>23,650</text:p>
          </table:table-cell>
          <table:table-cell table:style-name="ce14" office:value-type="float" office:value="23.65">
            <text:p>23,650</text:p>
          </table:table-cell>
          <table:table-cell table:style-name="ce14" table:formula="of:=[.C43]+[.D43]" office:value-type="float" office:value="47.3">
            <text:p>47,300</text:p>
          </table:table-cell>
          <table:table-cell table:style-name="ce14" table:formula="of:=[.$C$7]*SQRT(2)" office:value-type="float" office:value="0.0707106781186548">
            <text:p>0,071</text:p>
          </table:table-cell>
          <table:table-cell table:style-name="ce14" table:formula="of:=ATAN([.E43]/[.$C$4])" office:value-type="float" office:value="0.741947268005917">
            <text:p>0,742</text:p>
          </table:table-cell>
          <table:table-cell table:style-name="ce14" table:formula="of:=SQRT([.F43]^2/([.$C$4]^2)+[.$C$6]^2*[.F43]^2/[.$C$4]^4)" office:value-type="float" office:value="0.00137042631232695">
            <text:p>0,001</text:p>
          </table:table-cell>
          <table:table-cell table:style-name="ce14" table:formula="of:=SIN([.G43])" office:value-type="float" office:value="0.675724628517346">
            <text:p>0,676</text:p>
          </table:table-cell>
          <table:table-cell table:style-name="ce14" table:formula="of:=[.H43]*COS([.G43])" office:value-type="float" office:value="0.00101021542997184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5" office:value-type="string">
            <text:p>Unbekannt 4</text:p>
          </table:table-cell>
          <table:table-cell table:style-name="ce15" office:value-type="float" office:value="25.9">
            <text:p>25,900</text:p>
          </table:table-cell>
          <table:table-cell table:style-name="ce15" office:value-type="float" office:value="25.9">
            <text:p>25,900</text:p>
          </table:table-cell>
          <table:table-cell table:style-name="ce15" table:formula="of:=[.C44]+[.D44]" office:value-type="float" office:value="51.8">
            <text:p>51,800</text:p>
          </table:table-cell>
          <table:table-cell table:style-name="ce15" table:formula="of:=[.$C$7]*SQRT(2)" office:value-type="float" office:value="0.0707106781186548">
            <text:p>0,071</text:p>
          </table:table-cell>
          <table:table-cell table:style-name="ce15" table:formula="of:=ATAN([.E44]/[.$C$4])" office:value-type="float" office:value="0.787332396962077">
            <text:p>0,787</text:p>
          </table:table-cell>
          <table:table-cell table:style-name="ce15" table:formula="of:=SQRT([.F44]^2/([.$C$4]^2)+[.$C$6]^2*[.F44]^2/[.$C$4]^4)" office:value-type="float" office:value="0.00137042631232695">
            <text:p>0,001</text:p>
          </table:table-cell>
          <table:table-cell table:style-name="ce15" table:formula="of:=SIN([.G44])" office:value-type="float" office:value="0.708473167269107">
            <text:p>0,708</text:p>
          </table:table-cell>
          <table:table-cell table:style-name="ce15" table:formula="of:=[.H44]*COS([.G44])" office:value-type="float" office:value="0.000967161581702022">
            <text:p>0,001</text:p>
          </table:table-cell>
          <table:table-cell table:style-name="ce16"/>
          <table:table-cell table:number-columns-repeated="1013"/>
        </table:table-row>
        <table:table-row table:style-name="ro3">
          <table:table-cell/>
          <table:table-cell table:style-name="ce16" table:number-columns-repeated="10"/>
          <table:table-cell table:number-columns-repeated="1013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 number:grouping="true"/>
    </number:number-style>
    <number:number-style style:name="N108">
      <number:number number:decimal-places="4" number:min-integer-digits="1" number:grouping="true"/>
    </number:number-style>
    <number:number-style style:name="N109">
      <number:number number:decimal-places="6" number:min-integer-digits="1" number:grouping="true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4.03.2013</text:date>, <text:time>18:5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04T12:02:07</meta:creation-date>
    <dc:date>2013-03-04T18:57:59</dc:date>
    <dc:creator>Volker Karle</dc:creator>
    <meta:editing-duration>PT06H12M01S</meta:editing-duration>
    <meta:editing-cycles>9</meta:editing-cycles>
    <meta:generator>OpenOffice.org/3.2$Unix OpenOffice.org_project/320m12$Build-9483</meta:generator>
    <meta:printed-by>Volker Karle</meta:printed-by>
    <meta:print-date>2013-03-04T15:41:37</meta:print-date>
    <meta:document-statistic meta:table-count="3" meta:cell-count="236" meta:object-count="8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i mathvariant="italic">Sα</mi>
      <mi mathvariant="normal">=</mi>
      <msqrt>
        <mrow>
          <mfrac>
            <msup>
              <mi mathvariant="italic">Sd</mi>
              <mn>2</mn>
            </msup>
            <mrow>
              <msup>
                <mi>x</mi>
                <mn>2</mn>
              </msup>
              <msup>
                <mrow>
                  <mo stretchy="false">(</mo>
                  <mrow>
                    <mn>1</mn>
                    <mo stretchy="false">+</mo>
                    <mfrac>
                      <msup>
                        <mi>d</mi>
                        <mn>2</mn>
                      </msup>
                      <msup>
                        <mi>x</mi>
                        <mn>2</mn>
                      </msup>
                    </mfrac>
                  </mrow>
                  <mo stretchy="false">)</mo>
                </mrow>
                <mn>2</mn>
              </msup>
            </mrow>
          </mfrac>
          <mo stretchy="false">+</mo>
          <mfrac>
            <mrow>
              <msup>
                <mi mathvariant="italic">Sx</mi>
                <mn>2</mn>
              </msup>
              <mi mathvariant="normal">⋅</mi>
              <msup>
                <mi>d</mi>
                <mn>2</mn>
              </msup>
            </mrow>
            <mrow>
              <msup>
                <mi>y</mi>
                <mn>4</mn>
              </msup>
              <msup>
                <mrow>
                  <mo stretchy="false">(</mo>
                  <mrow>
                    <mn>1</mn>
                    <mo stretchy="false">+</mo>
                    <mfrac>
                      <msup>
                        <mi>d</mi>
                        <mn>2</mn>
                      </msup>
                      <msup>
                        <mi>x</mi>
                        <mn>2</mn>
                      </msup>
                    </mfrac>
                  </mrow>
                  <mo stretchy="false">)</mo>
                </mrow>
                <mn>2</mn>
              </msup>
            </mrow>
          </mfrac>
        </mrow>
      </msqrt>
    </mrow>
    <annotation encoding="StarMath 5.0">Sα = sqrt{{Sd^2} over {x^2(1+{d^2} over {x^2})^2} +{Sx^2 cdot  d^2} over {y^4(1+{d^2} over {x^2})^2}} </annotation>
  </semantics>
</math>
</file>

<file path=Object 5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

<file path=Object 6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

<file path=Object 7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

<file path=Object 8/content.xml><?xml version="1.0" encoding="utf-8"?>
<math xmlns="http://www.w3.org/1998/Math/MathML">
  <semantics>
    <mrow>
      <mrow>
        <msub>
          <mi>S</mi>
          <mrow>
            <mi>sin</mi>
            <mrow>
              <mo stretchy="false">(</mo>
              <mi>α</mi>
              <mo stretchy="false">)</mo>
            </mrow>
          </mrow>
        </msub>
        <mi mathvariant="normal">=</mi>
        <mrow>
          <msub>
            <mi>S</mi>
            <mi>α</mi>
          </msub>
          <mi mathvariant="normal">⋅</mi>
          <mi>cos</mi>
        </mrow>
      </mrow>
      <mrow>
        <mo stretchy="false">(</mo>
        <mi>α</mi>
        <mo stretchy="false">)</mo>
      </mrow>
    </mrow>
    <annotation encoding="StarMath 5.0">S_{sin(α)}=S_{α} cdot cos(α)</annotation>
  </semantics>
</math>
</file>